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Quotations">
      <style:text-properties fo:font-size="10.5pt" fo:font-style="italic" style:font-size-asian="10.5pt" style:font-style-asian="italic" style:font-size-complex="10.5pt" style:font-style-complex="italic"/>
    </style:style>
    <style:style style:name="P2" style:family="paragraph" style:parent-style-name="Preformatted_20_Text">
      <style:text-properties fo:font-style="italic" style:font-style-asian="italic" style:font-style-complex="italic"/>
    </style:style>
    <style:style style:name="P3" style:family="paragraph" style:parent-style-name="Preformatted_20_Text">
      <style:text-properties officeooo:paragraph-rsid="001347c4"/>
    </style:style>
    <style:style style:name="P4" style:family="paragraph" style:parent-style-name="Quotations">
      <style:text-properties fo:font-size="10.5pt" fo:font-style="italic" style:font-size-asian="10.5pt" style:font-style-asian="italic" style:font-size-complex="10.5pt" style:font-style-complex="italic"/>
    </style:style>
    <style:style style:name="T1" style:family="text">
      <style:text-properties officeooo:rsid="0012f64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.5pt" fo:font-style="italic" style:font-size-asian="10.5pt" style:font-style-asian="italic" style:font-size-complex="10.5pt" style:font-style-complex="italic"/>
    </style:style>
    <style:style style:name="T4" style:family="text">
      <style:text-properties fo:font-size="10.5pt" fo:font-style="italic" officeooo:rsid="0012f64a" style:font-size-asian="10.5pt" style:font-style-asian="italic" style:font-size-complex="10.5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art 0 (Set up)</text:h>
      <text:h text:style-name="Heading_20_2" text:outline-level="2">Objective</text:h>
      <text:p text:style-name="Preformatted_20_Text">- overview</text:p>
      <text:p text:style-name="Preformatted_20_Text">- c++ command line interface basics</text:p>
      <text:p text:style-name="Preformatted_20_Text">- c++ environment setup (compiler and text editor)</text:p>
      <text:p text:style-name="Preformatted_20_Text">- c++ hello world program (how to compile and run code)</text:p>
      <text:p text:style-name="Preformatted_20_Text"/>
      <text:h text:style-name="Heading_20_2" text:outline-level="2">Goal</text:h>
      <text:p text:style-name="Preformatted_20_Text">- Know what, programming, source code, text editor, compiler, c++ is</text:p>
      <text:p text:style-name="Preformatted_20_Text">- get comfortable on the terminal, capable of CRUDing folders and files</text:p>
      <text:p text:style-name="Preformatted_20_Text">- download, install and set up a c++ compiler</text:p>
      <text:p text:style-name="Preformatted_20_Text">- compile and execute the first program in c++</text:p>
      <text:p text:style-name="Preformatted_20_Text"/>
      <text:h text:style-name="Heading_20_2" text:outline-level="2">Overview</text:h>
      <text:p text:style-name="Preformatted_20_Text">This is a book that introduces programming concepts, using c++.</text:p>
      <text:p text:style-name="Preformatted_20_Text">There are projects after every Part.</text:p>
      <text:p text:style-name="Preformatted_20_Text">Read more on what c++ is from [cpp, wikipedia][wiki-cpp].</text:p>
      <text:p text:style-name="Preformatted_20_Text"/>
      <text:h text:style-name="Heading_20_2" text:outline-level="2">C++ Command Line Interface Basics</text:h>
      <text:p text:style-name="Preformatted_20_Text">We will make use of the command more often, thus better to make acquaintance.</text:p>
      <text:p text:style-name="Preformatted_20_Text"/>
      <text:p text:style-name="P1">pwd, current working directory</text:p>
      <text:p text:style-name="P1">ls, list the content of the pwd</text:p>
      <text:p text:style-name="P1">ls -a, including hidden files</text:p>
      <text:p text:style-name="P1">mkdir dir_name(s), create/make directories where the dir_name(s) is (are) the name(s) of the directory(ies)</text:p>
      <text:p text:style-name="P1">cd dir_name, change into another directory that is in the pwd</text:p>
      <text:p text:style-name="P1">cd path_to_dir, change in another that may not necessarily be in the pwd</text:p>
      <text:p text:style-name="P1">cd .., moves up the directory (to the parent directory of the pwd)</text:p>
      <text:p text:style-name="P1">ls path_to_dir, list the content of the directory at path_to_dir</text:p>
      <text:p text:style-name="P1">ls -a path_to_dir, list the content of the directory at path_to_dir, including hidden files</text:p>
      <text:p text:style-name="P1">clear, clears the screen of the terminal</text:p>
      <text:p text:style-name="P1">mv dir1 dir2, renames a directory called dir1 to dir2 in the pwd</text:p>
      <text:p text:style-name="P1">mv dir dir_path/, moves a directory called dir1 to another path but does not rename it</text:p>
      <text:p text:style-name="P1"><text:soft-page-break/>cp -r dir another_dir_name, copies the content of dir into another_dir_name</text:p>
      <text:p text:style-name="P1">cp -r dir dir_path/, duplicate dir into another path</text:p>
      <text:p text:style-name="P1">rmdir dir(s), removes empty dir(s)</text:p>
      <text:p text:style-name="Quotations"><text:span text:style-name="T3">rm -r dir(s), remov</text:span><text:span text:style-name="T4">e</text:span><text:span text:style-name="T3">s dirs and their contents</text:span></text:p>
      <text:p text:style-name="Quotations"><text:span text:style-name="T3"/></text:p>
      <text:p text:style-name="P1">touch file(s), creates files</text:p>
      <text:p text:style-name="P1">editor_name file, opens file in editor</text:p>
      <text:p text:style-name="P1">cat &gt; file, create a file and overwrites is content. opens the file for writing</text:p>
      <text:p text:style-name="P1">cat &gt;&gt; file, opens file for writing but appending</text:p>
      <text:p text:style-name="P1">echo data &gt; file, just like cat, write data in file</text:p>
      <text:p text:style-name="P1">echo data &gt;&gt; file, appends data to file</text:p>
      <text:p text:style-name="P1">cp file1 file2, duplicates file1 as file2</text:p>
      <text:p text:style-name="P1">cp file another_path, duplicates file to path, name remains the same</text:p>
      <text:p text:style-name="P1">mv file1 file2, renames file1 to file2</text:p>
      <text:p text:style-name="P1">mv file dir_path/, moves file from pwd to path</text:p>
      <text:p text:style-name="Quotations"><text:span text:style-name="T3">rm file(s), removes files(s)</text:span></text:p>
      <text:h text:style-name="Heading_20_2" text:outline-level="2">C++ Environment Setup (Compiler And Text Editor)</text:h>
      <text:p text:style-name="Preformatted_20_Text"/>
      <text:p text:style-name="Preformatted_20_Text">Download Gnu c++ compiler (add to env path) and vscode or any other text editor</text:p>
      <text:p text:style-name="Preformatted_20_Text"/>
      <text:p text:style-name="P3">Resources</text:p>
      <text:p text:style-name="P3">[wiki-cpp]:https://en.wikipedia.org/wiki/C%2B%2B</text:p>
      <text:p text:style-name="P3">[unix-workbench]:https://seankross.com/the-unix-workbench/</text:p>
      <text:p text:style-name="P3">[mingw-web]:https://osdn.net/projects/mingw/downloads/68260/mingw-get-setup.exe/</text:p>
      <text:p text:style-name="P3">[vscode-web]:https://code.visualstudio.com/download</text:p>
      <text:p text:style-name="P3">[atom-web]:https://atom.io/</text:p>
      <text:p text:style-name="P3">[sublim-web]:https://www.sublimetext.com/3</text:p>
      <text:p text:style-name="P3">[bracket-web]:http://brackets.io/</text:p>
      <text:p text:style-name="P3">[path-web]:https://docs.microsoft.com/en-us/previous-versions/office/developer/sharepoint-2010/ee537574(v=office.14)?redirectedfrom=MSDN</text:p>
      <text:p text:style-name="P3">[xcode-web]:https://developer.apple.com/download/</text:p>
      <text:p text:style-name="Preformatted_20_Text"/>
      <text:h text:style-name="Heading_20_2" text:outline-level="2">C++ Hello World Program (How To Compile And Run Code)</text:h>
      <text:p text:style-name="Preformatted_20_Text">In the current <text:span text:style-name="T2">pwd</text:span>, <text:span text:style-name="T2">mkdir helloworldproject</text:span></text:p>
      <text:p text:style-name="P2"><text:soft-page-break/>cd helloworldproject</text:p>
      <text:p text:style-name="P2">touch helloworld.cpp</text:p>
      <text:p text:style-name="P2">editor helloworld.cpp or (open helloworld.cpp)</text:p>
      <text:p text:style-name="P2">add the snippet below</text:p>
      <text:p text:style-name="Preformatted_20_Text"/>
      <text:p text:style-name="P1">// helloworld.cpp - project</text:p>
      <text:p text:style-name="P1">#include &lt;iostream&gt;</text:p>
      <text:p text:style-name="P1">using namespace std;</text:p>
      <text:p text:style-name="P1">int main() {</text:p>
      <text:p text:style-name="P1"><text:s text:c="4"/>cout &lt;&lt; "Hello world!!" &lt;&lt; endl;</text:p>
      <text:p text:style-name="P1"><text:s text:c="4"/>return 0;</text:p>
      <text:p text:style-name="P1">}</text:p>
      <text:p text:style-name="Preformatted_20_Text"/>
      <text:p text:style-name="Preformatted_20_Text">save the file.</text:p>
      <text:p text:style-name="Preformatted_20_Text">on the terminal compile helloworld.cpp,</text:p>
      <text:p text:style-name="Preformatted_20_Text">c++ helloworld.cpp </text:p>
      <text:p text:style-name="P2">./a.out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The end.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3T01:31:09.621498468</dc:date>
    <meta:editing-duration>PT12M8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3" meta:paragraph-count="74" meta:word-count="465" meta:character-count="3212" meta:non-whitespace-character-count="2812"/>
  </office:meta>
</office:document-meta>
</file>